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1c5c" officeooo:paragraph-rsid="00171c5c"/>
    </style:style>
    <style:style style:name="P2" style:family="paragraph" style:parent-style-name="Standard">
      <style:text-properties officeooo:rsid="00171c5c" officeooo:paragraph-rsid="00171c5c"/>
    </style:style>
    <style:style style:name="P3" style:family="paragraph" style:parent-style-name="Standard">
      <style:text-properties fo:color="#000000" officeooo:rsid="0028a958" officeooo:paragraph-rsid="0028a958"/>
    </style:style>
    <style:style style:name="P4" style:family="paragraph" style:parent-style-name="Standard">
      <style:text-properties fo:color="#000000" officeooo:rsid="00171c5c" officeooo:paragraph-rsid="00171c5c"/>
    </style:style>
    <style:style style:name="P5" style:family="paragraph">
      <style:text-properties fo:color="#009900" style:font-name="F" fo:font-size="12pt"/>
    </style:style>
    <style:style style:name="T1" style:family="text">
      <style:text-properties officeooo:rsid="00171c5c"/>
    </style:style>
    <style:style style:name="T2" style:family="text">
      <style:text-properties officeooo:rsid="0018a4ea"/>
    </style:style>
    <style:style style:name="T3" style:family="text">
      <style:text-properties officeooo:rsid="001b57f2"/>
    </style:style>
    <style:style style:name="T4" style:family="text">
      <style:text-properties officeooo:rsid="001c79c7"/>
    </style:style>
    <style:style style:name="T5" style:family="text">
      <style:text-properties officeooo:rsid="001e07e9"/>
    </style:style>
    <style:style style:name="T6" style:family="text">
      <style:text-properties officeooo:rsid="001ea8a2"/>
    </style:style>
    <style:style style:name="T7" style:family="text">
      <style:text-properties officeooo:rsid="001fb2d5"/>
    </style:style>
    <style:style style:name="T8" style:family="text">
      <style:text-properties officeooo:rsid="0021783a"/>
    </style:style>
    <style:style style:name="T9" style:family="text">
      <style:text-properties officeooo:rsid="0021b0a3"/>
    </style:style>
    <style:style style:name="T10" style:family="text">
      <style:text-properties officeooo:rsid="0023023f"/>
    </style:style>
    <style:style style:name="T11" style:family="text">
      <style:text-properties officeooo:rsid="00243f22"/>
    </style:style>
    <style:style style:name="T12" style:family="text">
      <style:text-properties officeooo:rsid="00245244"/>
    </style:style>
    <style:style style:name="T13" style:family="text">
      <style:text-properties officeooo:rsid="00252534"/>
    </style:style>
    <style:style style:name="T14" style:family="text">
      <style:text-properties officeooo:rsid="0025a711"/>
    </style:style>
    <style:style style:name="T15" style:family="text">
      <style:text-properties officeooo:rsid="0027122c"/>
    </style:style>
    <style:style style:name="T16" style:family="text">
      <style:text-properties officeooo:rsid="0028a958"/>
    </style:style>
    <style:style style:name="T17" style:family="text">
      <style:text-properties officeooo:rsid="00297285"/>
    </style:style>
    <style:style style:name="T18" style:family="text">
      <style:text-properties officeooo:rsid="002af0ff"/>
    </style:style>
    <style:style style:name="T19" style:family="text">
      <style:text-properties officeooo:rsid="002ca7ea"/>
    </style:style>
    <style:style style:name="T20" style:family="text">
      <style:text-properties officeooo:rsid="002d82f2"/>
    </style:style>
    <style:style style:name="T21" style:family="text">
      <style:text-properties officeooo:rsid="003410fa"/>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50058144" text:id="ct50058144">
          <text:deletion>
            <office:change-info>
              <dc:creator>Unknown Author</dc:creator>
              <dc:date>2017-07-29T15:05:00</dc:date>
            </office:change-info>
            <text:p text:style-name="P1">analysed</text:p>
          </text:deletion>
        </text:changed-region>
        <text:changed-region xml:id="ct36340944" text:id="ct36340944">
          <text:insertion>
            <office:change-info>
              <dc:creator>Unknown Author</dc:creator>
              <dc:date>2017-07-29T15:05:00</dc:date>
            </office:change-info>
          </text:insertion>
        </text:changed-region>
        <text:changed-region xml:id="ct50971728" text:id="ct50971728">
          <text:deletion>
            <office:change-info>
              <dc:creator>Unknown Author</dc:creator>
              <dc:date>2017-07-29T15:04:00</dc:date>
            </office:change-info>
            <text:p text:style-name="P1"><text:s/>to the present</text:p>
          </text:deletion>
        </text:changed-region>
        <text:changed-region xml:id="ct50986864" text:id="ct50986864">
          <text:deletion>
            <office:change-info>
              <dc:creator>Unknown Author</dc:creator>
              <dc:date>2017-07-29T15:05:00</dc:date>
            </office:change-info>
            <text:p text:style-name="P1">can be easily extended</text:p>
          </text:deletion>
        </text:changed-region>
        <text:changed-region xml:id="ct50978288" text:id="ct50978288">
          <text:insertion>
            <office:change-info>
              <dc:creator>Unknown Author</dc:creator>
              <dc:date>2017-07-29T15:05:00</dc:date>
            </office:change-info>
          </text:insertion>
        </text:changed-region>
        <text:changed-region xml:id="ct21489504" text:id="ct21489504">
          <text:deletion>
            <office:change-info>
              <dc:creator>Unknown Author</dc:creator>
              <dc:date>2017-07-29T15:02:00</dc:date>
            </office:change-info>
            <text:p text:style-name="P1">and our point would be</text:p>
          </text:deletion>
        </text:changed-region>
        <text:changed-region xml:id="ct36485632" text:id="ct36485632">
          <text:insertion>
            <office:change-info>
              <dc:creator>Unknown Author</dc:creator>
              <dc:date>2017-07-29T15:02:00</dc:date>
            </office:change-info>
          </text:insertion>
        </text:changed-region>
        <text:changed-region xml:id="ct36025376" text:id="ct36025376">
          <text:insertion>
            <office:change-info>
              <dc:creator>Unknown Author</dc:creator>
              <dc:date>2017-07-29T15:06:00</dc:date>
            </office:change-info>
          </text:insertion>
        </text:changed-region>
        <text:changed-region xml:id="ct50964272" text:id="ct50964272">
          <text:insertion>
            <office:change-info>
              <dc:creator>Unknown Author</dc:creator>
              <dc:date>2017-07-29T15:06:00</dc:date>
            </office:change-info>
          </text:insertion>
        </text:changed-region>
        <text:changed-region xml:id="ct36676656" text:id="ct36676656">
          <text:insertion>
            <office:change-info>
              <dc:creator>Unknown Author</dc:creator>
              <dc:date>2017-07-29T15:03:00</dc:date>
            </office:change-info>
          </text:insertion>
        </text:changed-region>
        <text:changed-region xml:id="ct36420640" text:id="ct36420640">
          <text:deletion>
            <office:change-info>
              <dc:creator>Unknown Author</dc:creator>
              <dc:date>2017-07-29T15:03:00</dc:date>
            </office:change-info>
            <text:p text:style-name="P1"><text:s/>implicit</text:p>
          </text:deletion>
        </text:changed-region>
        <text:changed-region xml:id="ct38203920" text:id="ct38203920">
          <text:deletion>
            <office:change-info>
              <dc:creator>Unknown Author</dc:creator>
              <dc:date>2017-07-29T15:06:00</dc:date>
            </office:change-info>
            <text:p text:style-name="P1"><text:s/>the method also for non-experts</text:p>
          </text:deletion>
        </text:changed-region>
        <text:changed-region xml:id="ct38057936" text:id="ct38057936">
          <text:insertion>
            <office:change-info>
              <dc:creator>Unknown Author</dc:creator>
              <dc:date>2017-07-29T15:07:00</dc:date>
            </office:change-info>
          </text:insertion>
        </text:changed-region>
        <text:changed-region xml:id="ct50976784" text:id="ct50976784">
          <text:deletion>
            <office:change-info>
              <dc:creator>Unknown Author</dc:creator>
              <dc:date>2017-07-29T15:09:00</dc:date>
            </office:change-info>
            <text:p text:style-name="P1">*constatation*</text:p>
          </text:deletion>
        </text:changed-region>
        <text:changed-region xml:id="ct53258656" text:id="ct53258656">
          <text:insertion>
            <office:change-info>
              <dc:creator>Unknown Author</dc:creator>
              <dc:date>2017-07-29T15:09:00</dc:date>
            </office:change-info>
          </text:insertion>
        </text:changed-region>
        <text:changed-region xml:id="ct53318576" text:id="ct53318576">
          <text:deletion>
            <office:change-info>
              <dc:creator>Unknown Author</dc:creator>
              <dc:date>2017-07-29T15:10:00</dc:date>
            </office:change-info>
            <text:p text:style-name="P1">of the neuroscientific literature</text:p>
          </text:deletion>
        </text:changed-region>
        <text:changed-region xml:id="ct53556448" text:id="ct53556448">
          <text:insertion>
            <office:change-info>
              <dc:creator>Unknown Author</dc:creator>
              <dc:date>2017-07-29T15:10:00</dc:date>
            </office:change-info>
          </text:insertion>
        </text:changed-region>
        <text:changed-region xml:id="ct53493328" text:id="ct53493328">
          <text:deletion>
            <office:change-info>
              <dc:creator>Unknown Author</dc:creator>
              <dc:date>2017-07-29T15:13:00</dc:date>
            </office:change-info>
            <text:p text:style-name="P1">implicitly or explicitly </text:p>
          </text:deletion>
        </text:changed-region>
        <text:changed-region xml:id="ct53012768" text:id="ct53012768">
          <text:insertion>
            <office:change-info>
              <dc:creator>Unknown Author</dc:creator>
              <dc:date>2017-07-29T15:13:00</dc:date>
            </office:change-info>
          </text:insertion>
        </text:changed-region>
        <text:changed-region xml:id="ct53941632" text:id="ct53941632">
          <text:deletion>
            <office:change-info>
              <dc:creator>Unknown Author</dc:creator>
              <dc:date>2017-07-29T15:10:00</dc:date>
            </office:change-info>
            <text:p text:style-name="P1">s the</text:p>
          </text:deletion>
        </text:changed-region>
        <text:changed-region xml:id="ct51104976" text:id="ct51104976">
          <text:deletion>
            <office:change-info>
              <dc:creator>Unknown Author</dc:creator>
              <dc:date>2017-07-29T15:13:00</dc:date>
            </office:change-info>
            <text:p text:style-name="P1"><text:s/>statistical properties of a</text:p>
          </text:deletion>
        </text:changed-region>
        <text:changed-region xml:id="ct50057408" text:id="ct50057408">
          <text:insertion>
            <office:change-info>
              <dc:creator>Unknown Author</dc:creator>
              <dc:date>2017-07-29T15:13:00</dc:date>
            </office:change-info>
          </text:insertion>
        </text:changed-region>
        <text:changed-region xml:id="ct54198736" text:id="ct54198736">
          <text:deletion>
            <office:change-info>
              <dc:creator>Unknown Author</dc:creator>
              <dc:date>2017-07-29T15:10:00</dc:date>
            </office:change-info>
            <text:p text:style-name="P1">analysed</text:p>
          </text:deletion>
        </text:changed-region>
        <text:changed-region xml:id="ct36144048" text:id="ct36144048">
          <text:deletion>
            <office:change-info>
              <dc:creator>Unknown Author</dc:creator>
              <dc:date>2017-07-29T15:13:00</dc:date>
            </office:change-info>
            <text:p text:style-name="P1"><text:s/>via maximum-entropy,</text:p>
          </text:deletion>
        </text:changed-region>
        <text:changed-region xml:id="ct21551696" text:id="ct21551696">
          <text:deletion>
            <office:change-info>
              <dc:creator>Unknown Author</dc:creator>
              <dc:date>2017-07-29T15:14:00</dc:date>
            </office:change-info>
            <text:p text:style-name="P1">This generalization is a complex argument lying outside our competence; we cannot justify or deprecate it in this manuscript.</text:p>
          </text:deletion>
        </text:changed-region>
        <text:changed-region xml:id="ct38012400" text:id="ct38012400">
          <text:deletion>
            <office:change-info>
              <dc:creator>Unknown Author</dc:creator>
              <dc:date>2017-07-29T15:15:00</dc:date>
            </office:change-info>
            <text:p text:style-name="P1">Our</text:p>
          </text:deletion>
        </text:changed-region>
        <text:changed-region xml:id="ct50980512" text:id="ct50980512">
          <text:insertion>
            <office:change-info>
              <dc:creator>Unknown Author</dc:creator>
              <dc:date>2017-07-29T15:15:00</dc:date>
            </office:change-info>
          </text:insertion>
        </text:changed-region>
        <text:changed-region xml:id="ct38268992" text:id="ct38268992">
          <text:insertion>
            <office:change-info>
              <dc:creator>Unknown Author</dc:creator>
              <dc:date>2017-07-29T15:15:00</dc:date>
            </office:change-info>
          </text:insertion>
        </text:changed-region>
        <text:changed-region xml:id="ct52736000" text:id="ct52736000">
          <text:deletion>
            <office:change-info>
              <dc:creator>Unknown Author</dc:creator>
              <dc:date>2017-07-29T15:15:00</dc:date>
            </office:change-info>
            <text:p text:style-name="P1">warn neuroscientists</text:p>
          </text:deletion>
        </text:changed-region>
        <text:changed-region xml:id="ct51653952" text:id="ct51653952">
          <text:insertion>
            <office:change-info>
              <dc:creator>Unknown Author</dc:creator>
              <dc:date>2017-07-29T15:15:00</dc:date>
            </office:change-info>
          </text:insertion>
        </text:changed-region>
        <text:changed-region xml:id="ct51093552" text:id="ct51093552">
          <text:deletion>
            <office:change-info>
              <dc:creator>Unknown Author</dc:creator>
              <dc:date>2017-07-29T15:16:00</dc:date>
            </office:change-info>
            <text:p text:style-name="P1"><text:s/></text:p>
          </text:deletion>
        </text:changed-region>
        <text:changed-region xml:id="ct36601872" text:id="ct36601872">
          <text:deletion>
            <office:change-info>
              <dc:creator>Unknown Author</dc:creator>
              <dc:date>2017-07-29T15:15:00</dc:date>
            </office:change-info>
            <text:p text:style-name="P1">who make this generalization</text:p>
          </text:deletion>
        </text:changed-region>
        <text:changed-region xml:id="ct21574432" text:id="ct21574432">
          <text:insertion>
            <office:change-info>
              <dc:creator>Unknown Author</dc:creator>
              <dc:date>2017-07-29T15:16:00</dc:date>
            </office:change-info>
          </text:insertion>
        </text:changed-region>
        <text:changed-region xml:id="ct54088416" text:id="ct54088416">
          <text:insertion>
            <office:change-info>
              <dc:creator>Unknown Author</dc:creator>
              <dc:date>2017-07-29T15:17:00</dc:date>
            </office:change-info>
          </text:insertion>
        </text:changed-region>
        <text:changed-region xml:id="ct37990512" text:id="ct37990512">
          <text:deletion>
            <office:change-info>
              <dc:creator>Unknown Author</dc:creator>
              <dc:date>2017-07-29T15:16:00</dc:date>
            </office:change-info>
            <text:p text:style-name="P1">method commonly used in the literature</text:p>
          </text:deletion>
        </text:changed-region>
        <text:changed-region xml:id="ct51134384" text:id="ct51134384">
          <text:deletion>
            <office:change-info>
              <dc:creator>Unknown Author</dc:creator>
              <dc:date>2017-07-29T15:16:00</dc:date>
            </office:change-info>
            <text:p text:style-name="P1">inconsistent</text:p>
          </text:deletion>
        </text:changed-region>
        <text:changed-region xml:id="ct51009968" text:id="ct51009968">
          <text:insertion>
            <office:change-info>
              <dc:creator>Unknown Author</dc:creator>
              <dc:date>2017-07-29T15:16:00</dc:date>
            </office:change-info>
          </text:insertion>
        </text:changed-region>
        <text:changed-region xml:id="ct37666656" text:id="ct37666656">
          <text:deletion>
            <office:change-info>
              <dc:creator>Unknown Author</dc:creator>
              <dc:date>2017-07-29T15:17:00</dc:date>
            </office:change-info>
            <text:p text:style-name="P1">are</text:p>
          </text:deletion>
        </text:changed-region>
        <text:changed-region xml:id="ct54091760" text:id="ct54091760">
          <text:insertion>
            <office:change-info>
              <dc:creator>Unknown Author</dc:creator>
              <dc:date>2017-07-29T15:17:00</dc:date>
            </office:change-info>
          </text:insertion>
        </text:changed-region>
        <text:changed-region xml:id="ct53991696" text:id="ct53991696">
          <text:insertion>
            <office:change-info>
              <dc:creator>Unknown Author</dc:creator>
              <dc:date>2017-07-29T15:17:00</dc:date>
            </office:change-info>
          </text:insertion>
        </text:changed-region>
        <text:changed-region xml:id="ct21364240" text:id="ct21364240">
          <text:deletion>
            <office:change-info>
              <dc:creator>Unknown Author</dc:creator>
              <dc:date>2017-07-29T15:17:00</dc:date>
            </office:change-info>
            <text:p text:style-name="P1">ing</text:p>
          </text:deletion>
        </text:changed-region>
        <text:changed-region xml:id="ct51207616" text:id="ct51207616">
          <text:insertion>
            <office:change-info>
              <dc:creator>Unknown Author</dc:creator>
              <dc:date>2017-07-29T15:17:00</dc:date>
            </office:change-info>
          </text:insertion>
        </text:changed-region>
        <text:changed-region xml:id="ct37666176" text:id="ct37666176">
          <text:deletion>
            <office:change-info>
              <dc:creator>Unknown Author</dc:creator>
              <dc:date>2017-07-29T15:17:00</dc:date>
            </office:change-info>
            <text:p text:style-name="P1">approach</text:p>
          </text:deletion>
        </text:changed-region>
        <text:changed-region xml:id="ct54145744" text:id="ct54145744">
          <text:insertion>
            <office:change-info>
              <dc:creator>Unknown Author</dc:creator>
              <dc:date>2017-07-29T15:17:00</dc:date>
            </office:change-info>
          </text:insertion>
        </text:changed-region>
        <text:changed-region xml:id="ct51091440" text:id="ct51091440">
          <text:insertion>
            <office:change-info>
              <dc:creator>Unknown Author</dc:creator>
              <dc:date>2017-07-29T15:19:00</dc:date>
            </office:change-info>
          </text:insertion>
        </text:changed-region>
        <text:changed-region xml:id="ct38245232" text:id="ct38245232">
          <text:insertion>
            <office:change-info>
              <dc:creator>Unknown Author</dc:creator>
              <dc:date>2017-07-29T15:20:00</dc:date>
            </office:change-info>
          </text:insertion>
        </text:changed-region>
        <text:changed-region xml:id="ct26323584" text:id="ct26323584">
          <text:deletion>
            <office:change-info>
              <dc:creator>Unknown Author</dc:creator>
              <dc:date>2017-07-29T15:21:00</dc:date>
            </office:change-info>
            <text:p text:style-name="P1">unknown</text:p>
          </text:deletion>
        </text:changed-region>
        <text:changed-region xml:id="ct36052032" text:id="ct36052032">
          <text:insertion>
            <office:change-info>
              <dc:creator>Unknown Author</dc:creator>
              <dc:date>2017-07-29T15:21:00</dc:date>
            </office:change-info>
          </text:insertion>
        </text:changed-region>
        <text:changed-region xml:id="ct26172608" text:id="ct26172608">
          <text:insertion>
            <office:change-info>
              <dc:creator>Unknown Author</dc:creator>
              <dc:date>2017-07-29T15:20:00</dc:date>
            </office:change-info>
          </text:insertion>
        </text:changed-region>
        <text:changed-region xml:id="ct44995872" text:id="ct44995872">
          <text:insertion>
            <office:change-info>
              <dc:creator>Unknown Author</dc:creator>
              <dc:date>2017-07-29T15:21:00</dc:date>
            </office:change-info>
          </text:insertion>
        </text:changed-region>
        <text:changed-region xml:id="ct35905856" text:id="ct35905856">
          <text:deletion>
            <office:change-info>
              <dc:creator>Unknown Author</dc:creator>
              <dc:date>2017-07-29T15:21:00</dc:date>
            </office:change-info>
            <text:p text:style-name="P1">would</text:p>
          </text:deletion>
        </text:changed-region>
        <text:changed-region xml:id="ct38274096" text:id="ct38274096">
          <text:insertion>
            <office:change-info>
              <dc:creator>Unknown Author</dc:creator>
              <dc:date>2017-07-29T15:21:00</dc:date>
            </office:change-info>
          </text:insertion>
        </text:changed-region>
        <text:changed-region xml:id="ct53992976" text:id="ct53992976">
          <text:insertion>
            <office:change-info>
              <dc:creator>Unknown Author</dc:creator>
              <dc:date>2017-07-29T15:22:00</dc:date>
            </office:change-info>
          </text:insertion>
        </text:changed-region>
        <text:changed-region xml:id="ct37913648" text:id="ct37913648">
          <text:insertion>
            <office:change-info>
              <dc:creator>Unknown Author</dc:creator>
              <dc:date>2017-07-29T15:23:00</dc:date>
            </office:change-info>
          </text:insertion>
        </text:changed-region>
        <text:changed-region xml:id="ct21557712" text:id="ct21557712">
          <text:insertion>
            <office:change-info>
              <dc:creator>Unknown Author</dc:creator>
              <dc:date>2017-07-29T15:23:00</dc:date>
            </office:change-info>
          </text:insertion>
        </text:changed-region>
        <text:changed-region xml:id="ct54121472" text:id="ct54121472">
          <text:insertion>
            <office:change-info>
              <dc:creator>Unknown Author</dc:creator>
              <dc:date>2017-07-29T15:24:00</dc:date>
            </office:change-info>
          </text:insertion>
        </text:changed-region>
        <text:changed-region xml:id="ct53417936" text:id="ct53417936">
          <text:deletion>
            <office:change-info>
              <dc:creator>Unknown Author</dc:creator>
              <dc:date>2017-07-29T15:25:00</dc:date>
            </office:change-info>
            <text:p text:style-name="P1">would like to explain</text:p>
          </text:deletion>
        </text:changed-region>
        <text:changed-region xml:id="ct37994784" text:id="ct37994784">
          <text:insertion>
            <office:change-info>
              <dc:creator>Unknown Author</dc:creator>
              <dc:date>2017-07-29T15:25:00</dc:date>
            </office:change-info>
          </text:insertion>
        </text:changed-region>
        <text:changed-region xml:id="ct44978528" text:id="ct44978528">
          <text:insertion>
            <office:change-info>
              <dc:creator>Unknown Author</dc:creator>
              <dc:date>2017-07-29T15:26:00</dc:date>
            </office:change-info>
          </text:insertion>
        </text:changed-region>
        <text:changed-region xml:id="ct53942816" text:id="ct53942816">
          <text:insertion>
            <office:change-info>
              <dc:creator>Unknown Author</dc:creator>
              <dc:date>2017-07-29T15:26:00</dc:date>
            </office:change-info>
          </text:insertion>
        </text:changed-region>
        <text:changed-region xml:id="ct44785264" text:id="ct44785264">
          <text:deletion>
            <office:change-info>
              <dc:creator>Unknown Author</dc:creator>
              <dc:date>2017-07-29T15:26:00</dc:date>
            </office:change-info>
            <text:p text:style-name="P1">ty</text:p>
          </text:deletion>
        </text:changed-region>
        <text:changed-region xml:id="ct50985440" text:id="ct50985440">
          <text:deletion>
            <office:change-info>
              <dc:creator>Unknown Author</dc:creator>
              <dc:date>2017-07-29T15:26:00</dc:date>
            </office:change-info>
            <text:p text:style-name="P1"><text:s/>why these worries are motivated, why the results depend on the sample size, and what</text:p>
          </text:deletion>
        </text:changed-region>
        <text:changed-region xml:id="ct44868432" text:id="ct44868432">
          <text:insertion>
            <office:change-info>
              <dc:creator>Unknown Author</dc:creator>
              <dc:date>2017-07-29T15:26:00</dc:date>
            </office:change-info>
          </text:insertion>
        </text:changed-region>
        <text:changed-region xml:id="ct52062496" text:id="ct52062496">
          <text:deletion>
            <office:change-info>
              <dc:creator>Unknown Author</dc:creator>
              <dc:date>2017-07-29T15:26:00</dc:date>
            </office:change-info>
            <text:p text:style-name="P1">can</text:p>
          </text:deletion>
        </text:changed-region>
        <text:changed-region xml:id="ct36605840" text:id="ct36605840">
          <text:insertion>
            <office:change-info>
              <dc:creator>Unknown Author</dc:creator>
              <dc:date>2017-07-29T15:26:00</dc:date>
            </office:change-info>
          </text:insertion>
        </text:changed-region>
        <text:changed-region xml:id="ct53249840" text:id="ct53249840">
          <text:insertion>
            <office:change-info>
              <dc:creator>Unknown Author</dc:creator>
              <dc:date>2017-07-29T15:27:00</dc:date>
            </office:change-info>
          </text:insertion>
        </text:changed-region>
        <text:changed-region xml:id="ct53529088" text:id="ct53529088">
          <text:deletion>
            <office:change-info>
              <dc:creator>Unknown Author</dc:creator>
              <dc:date>2017-07-29T15:27:00</dc:date>
            </office:change-info>
            <text:p text:style-name="P1">ns</text:p>
          </text:deletion>
        </text:changed-region>
        <text:changed-region xml:id="ct36072736" text:id="ct36072736">
          <text:insertion>
            <office:change-info>
              <dc:creator>Unknown Author</dc:creator>
              <dc:date>2017-07-29T15:27:00</dc:date>
            </office:change-info>
          </text:insertion>
        </text:changed-region>
        <text:changed-region xml:id="ct53789920" text:id="ct53789920">
          <text:insertion>
            <office:change-info>
              <dc:creator>Unknown Author</dc:creator>
              <dc:date>2017-07-29T15:27:00</dc:date>
            </office:change-info>
          </text:insertion>
        </text:changed-region>
        <text:changed-region xml:id="ct21693728" text:id="ct21693728">
          <text:insertion>
            <office:change-info>
              <dc:creator>Unknown Author</dc:creator>
              <dc:date>2017-07-29T15:27:00</dc:date>
            </office:change-info>
          </text:insertion>
        </text:changed-region>
        <text:changed-region xml:id="ct51020416" text:id="ct51020416">
          <text:deletion>
            <office:change-info>
              <dc:creator>Unknown Author</dc:creator>
              <dc:date>2017-07-29T15:28:00</dc:date>
            </office:change-info>
            <text:p text:style-name="P1">The reviewer is right, w</text:p>
          </text:deletion>
        </text:changed-region>
        <text:changed-region xml:id="ct38022016" text:id="ct38022016">
          <text:insertion>
            <office:change-info>
              <dc:creator>Unknown Author</dc:creator>
              <dc:date>2017-07-29T15:28:00</dc:date>
            </office:change-info>
          </text:insertion>
        </text:changed-region>
        <text:changed-region xml:id="ct21354128" text:id="ct21354128">
          <text:insertion>
            <office:change-info>
              <dc:creator>Unknown Author</dc:creator>
              <dc:date>2017-07-29T15:28:00</dc:date>
            </office:change-info>
          </text:insertion>
        </text:changed-region>
        <text:changed-region xml:id="ct54135728" text:id="ct54135728">
          <text:insertion>
            <office:change-info>
              <dc:creator>Unknown Author</dc:creator>
              <dc:date>2017-07-29T15:28:00</dc:date>
            </office:change-info>
          </text:insertion>
        </text:changed-region>
        <text:changed-region xml:id="ct51875984" text:id="ct51875984">
          <text:deletion>
            <office:change-info>
              <dc:creator>Unknown Author</dc:creator>
              <dc:date>2017-07-29T15:30:00</dc:date>
            </office:change-info>
            <text:p text:style-name="P1">We agree that it</text:p>
          </text:deletion>
        </text:changed-region>
        <text:changed-region xml:id="ct51018352" text:id="ct51018352">
          <text:insertion>
            <office:change-info>
              <dc:creator>Unknown Author</dc:creator>
              <dc:date>2017-07-29T15:30:00</dc:date>
            </office:change-info>
          </text:insertion>
        </text:changed-region>
        <text:changed-region xml:id="ct54014272" text:id="ct54014272">
          <text:insertion>
            <office:change-info>
              <dc:creator>Unknown Author</dc:creator>
              <dc:date>2017-07-29T15:29:00</dc:date>
            </office:change-info>
          </text:insertion>
        </text:changed-region>
        <text:changed-region xml:id="ct50985184" text:id="ct50985184">
          <text:deletion>
            <office:change-info>
              <dc:creator>Unknown Author</dc:creator>
              <dc:date>2017-07-29T15:29:00</dc:date>
            </office:change-info>
            <text:p text:style-name="P1">is</text:p>
          </text:deletion>
        </text:changed-region>
        <text:changed-region xml:id="ct51190192" text:id="ct51190192">
          <text:insertion>
            <office:change-info>
              <dc:creator>Unknown Author</dc:creator>
              <dc:date>2017-07-29T15:30:00</dc:date>
            </office:change-info>
          </text:insertion>
        </text:changed-region>
        <text:changed-region xml:id="ct51183232" text:id="ct51183232">
          <text:insertion>
            <office:change-info>
              <dc:creator>Unknown Author</dc:creator>
              <dc:date>2017-07-29T15:29:00</dc:date>
            </office:change-info>
          </text:insertion>
        </text:changed-region>
        <text:changed-region xml:id="ct51132544" text:id="ct51132544">
          <text:deletion>
            <office:change-info>
              <dc:creator>Unknown Author</dc:creator>
              <dc:date>2017-07-29T15:28:00</dc:date>
            </office:change-info>
            <text:p text:style-name="P1">option</text:p>
          </text:deletion>
        </text:changed-region>
        <text:changed-region xml:id="ct36601520" text:id="ct36601520">
          <text:deletion>
            <office:change-info>
              <dc:creator>Unknown Author</dc:creator>
              <dc:date>2017-07-29T15:29:00</dc:date>
            </office:change-info>
            <text:p text:style-name="P1">we assume sampling from</text:p>
          </text:deletion>
        </text:changed-region>
        <text:changed-region xml:id="ct51573920" text:id="ct51573920">
          <text:insertion>
            <office:change-info>
              <dc:creator>Unknown Author</dc:creator>
              <dc:date>2017-07-29T15:29:00</dc:date>
            </office:change-info>
          </text:insertion>
        </text:changed-region>
        <text:changed-region xml:id="ct36050944" text:id="ct36050944">
          <text:insertion>
            <office:change-info>
              <dc:creator>Unknown Author</dc:creator>
              <dc:date>2017-07-29T15:30:00</dc:date>
            </office:change-info>
          </text:insertion>
        </text:changed-region>
        <text:changed-region xml:id="ct21679616" text:id="ct21679616">
          <text:deletion>
            <office:change-info>
              <dc:creator>Unknown Author</dc:creator>
              <dc:date>2017-07-29T15:31:00</dc:date>
            </office:change-info>
            <text:p text:style-name="P1">wanted to </text:p>
          </text:deletion>
        </text:changed-region>
        <text:changed-region xml:id="ct36169216" text:id="ct36169216">
          <text:insertion>
            <office:change-info>
              <dc:creator>Unknown Author</dc:creator>
              <dc:date>2017-07-29T15:31:00</dc:date>
            </office:change-info>
          </text:insertion>
        </text:changed-region>
        <text:changed-region xml:id="ct50992272" text:id="ct50992272">
          <text:deletion>
            <office:change-info>
              <dc:creator>Unknown Author</dc:creator>
              <dc:date>2017-07-29T15:31:00</dc:date>
            </office:change-info>
            <text:p text:style-name="P1"><text:s/>it is not an option</text:p>
          </text:deletion>
        </text:changed-region>
        <text:changed-region xml:id="ct54755328" text:id="ct54755328">
          <text:insertion>
            <office:change-info>
              <dc:creator>Unknown Author</dc:creator>
              <dc:date>2017-07-29T15:32:00</dc:date>
            </office:change-info>
          </text:insertion>
        </text:changed-region>
        <text:changed-region xml:id="ct36606208" text:id="ct36606208">
          <text:deletion>
            <office:change-info>
              <dc:creator>Unknown Author</dc:creator>
              <dc:date>2017-07-29T15:32:00</dc:date>
            </office:change-info>
            <text:p text:style-name="P1">more valid</text:p>
          </text:deletion>
        </text:changed-region>
        <text:changed-region xml:id="ct38004400" text:id="ct38004400">
          <text:insertion>
            <office:change-info>
              <dc:creator>Unknown Author</dc:creator>
              <dc:date>2017-07-29T15:32:00</dc:date>
            </office:change-info>
          </text:insertion>
        </text:changed-region>
        <text:changed-region xml:id="ct52385408" text:id="ct52385408">
          <text:deletion>
            <office:change-info>
              <dc:creator>Unknown Author</dc:creator>
              <dc:date>2017-07-29T15:32:00</dc:date>
            </office:change-info>
            <text:p text:style-name="P1">alternatives</text:p>
          </text:deletion>
        </text:changed-region>
        <text:changed-region xml:id="ct53817248" text:id="ct53817248">
          <text:insertion>
            <office:change-info>
              <dc:creator>Unknown Author</dc:creator>
              <dc:date>2017-07-29T15:32:00</dc:date>
            </office:change-info>
          </text:insertion>
        </text:changed-region>
        <text:changed-region xml:id="ct21379936" text:id="ct21379936">
          <text:insertion>
            <office:change-info>
              <dc:creator>Unknown Author</dc:creator>
              <dc:date>2017-07-29T15:33:00</dc:date>
            </office:change-info>
          </text:insertion>
        </text:changed-region>
        <text:changed-region xml:id="ct53793424" text:id="ct53793424">
          <text:insertion>
            <office:change-info>
              <dc:creator>Unknown Author</dc:creator>
              <dc:date>2017-07-29T15:55:00</dc:date>
            </office:change-info>
          </text:insertion>
        </text:changed-region>
        <text:changed-region xml:id="ct38262240" text:id="ct38262240">
          <text:deletion>
            <office:change-info>
              <dc:creator>Unknown Author</dc:creator>
              <dc:date>2017-07-29T15:55:00</dc:date>
            </office:change-info>
            <text:p text:style-name="P1">n</text:p>
          </text:deletion>
        </text:changed-region>
        <text:changed-region xml:id="ct54540144" text:id="ct54540144">
          <text:deletion>
            <office:change-info>
              <dc:creator>Unknown Author</dc:creator>
              <dc:date>2017-07-29T15:55:00</dc:date>
            </office:change-info>
            <text:p text:style-name="P1">,</text:p>
          </text:deletion>
        </text:changed-region>
        <text:changed-region xml:id="ct21547776" text:id="ct21547776">
          <text:deletion>
            <office:change-info>
              <dc:creator>Unknown Author</dc:creator>
              <dc:date>2017-07-29T15:33:00</dc:date>
            </office:change-info>
            <text:p text:style-name="P1">unknown</text:p>
          </text:deletion>
        </text:changed-region>
        <text:changed-region xml:id="ct51027168" text:id="ct51027168">
          <text:insertion>
            <office:change-info>
              <dc:creator>Unknown Author</dc:creator>
              <dc:date>2017-07-29T15:33:00</dc:date>
            </office:change-info>
          </text:insertion>
        </text:changed-region>
        <text:changed-region xml:id="ct26050000" text:id="ct26050000">
          <text:deletion>
            <office:change-info>
              <dc:creator>Unknown Author</dc:creator>
              <dc:date>2017-07-29T15:55:00</dc:date>
            </office:change-info>
            <text:p text:style-name="P1">,</text:p>
          </text:deletion>
        </text:changed-region>
        <text:changed-region xml:id="ct53798480" text:id="ct53798480">
          <text:deletion>
            <office:change-info>
              <dc:creator>Unknown Author</dc:creator>
              <dc:date>2017-07-29T15:34:00</dc:date>
            </office:change-info>
            <text:p text:style-name="P1"><text:s/>can actually be</text:p>
          </text:deletion>
        </text:changed-region>
        <text:changed-region xml:id="ct36050128" text:id="ct36050128">
          <text:insertion>
            <office:change-info>
              <dc:creator>Unknown Author</dc:creator>
              <dc:date>2017-07-29T15:34:00</dc:date>
            </office:change-info>
          </text:insertion>
        </text:changed-region>
        <text:changed-region xml:id="ct52236432" text:id="ct52236432">
          <text:deletion>
            <office:change-info>
              <dc:creator>Unknown Author</dc:creator>
              <dc:date>2017-07-29T15:55:00</dc:date>
            </office:change-info>
            <text:p text:style-name="P1">d</text:p>
          </text:deletion>
        </text:changed-region>
        <text:changed-region xml:id="ct53956864" text:id="ct53956864">
          <text:insertion>
            <office:change-info>
              <dc:creator>Unknown Author</dc:creator>
              <dc:date>2017-07-29T15:34:00</dc:date>
            </office:change-info>
          </text:insertion>
        </text:changed-region>
        <text:changed-region xml:id="ct35694368" text:id="ct35694368">
          <text:insertion>
            <office:change-info>
              <dc:creator>Unknown Author</dc:creator>
              <dc:date>2017-07-29T15:35:00</dc:date>
            </office:change-info>
          </text:insertion>
        </text:changed-region>
        <text:changed-region xml:id="ct53245568" text:id="ct53245568">
          <text:deletion>
            <office:change-info>
              <dc:creator>Unknown Author</dc:creator>
              <dc:date>2017-07-29T15:35:00</dc:date>
            </office:change-info>
            <text:p text:style-name="P1">d as is</text:p>
          </text:deletion>
        </text:changed-region>
        <text:changed-region xml:id="ct51226208" text:id="ct51226208">
          <text:insertion>
            <office:change-info>
              <dc:creator>Unknown Author</dc:creator>
              <dc:date>2017-07-29T15:35:00</dc:date>
            </office:change-info>
          </text:insertion>
        </text:changed-region>
        <text:changed-region xml:id="ct51070640" text:id="ct51070640">
          <text:deletion>
            <office:change-info>
              <dc:creator>Unknown Author</dc:creator>
              <dc:date>2017-07-29T15:35:00</dc:date>
            </office:change-info>
            <text:p text:style-name="P1">L</text:p>
          </text:deletion>
        </text:changed-region>
        <text:changed-region xml:id="ct36082016" text:id="ct36082016">
          <text:insertion>
            <office:change-info>
              <dc:creator>Unknown Author</dc:creator>
              <dc:date>2017-07-29T15:35:00</dc:date>
            </office:change-info>
          </text:insertion>
        </text:changed-region>
        <text:changed-region xml:id="ct38019232" text:id="ct38019232">
          <text:insertion>
            <office:change-info>
              <dc:creator>Unknown Author</dc:creator>
              <dc:date>2017-07-29T15:35:00</dc:date>
            </office:change-info>
          </text:insertion>
        </text:changed-region>
        <text:changed-region xml:id="ct51057696" text:id="ct51057696">
          <text:deletion>
            <office:change-info>
              <dc:creator>Unknown Author</dc:creator>
              <dc:date>2017-07-29T15:35:00</dc:date>
            </office:change-info>
            <text:p text:style-name="P1">is </text:p>
          </text:deletion>
        </text:changed-region>
        <text:changed-region xml:id="ct37965536" text:id="ct37965536">
          <text:deletion>
            <office:change-info>
              <dc:creator>Unknown Author</dc:creator>
              <dc:date>2017-07-29T15:35:00</dc:date>
            </office:change-info>
            <text:p text:style-name="P1">analysis</text:p>
          </text:deletion>
        </text:changed-region>
        <text:changed-region xml:id="ct53892144" text:id="ct53892144">
          <text:insertion>
            <office:change-info>
              <dc:creator>Unknown Author</dc:creator>
              <dc:date>2017-07-29T15:35:00</dc:date>
            </office:change-info>
          </text:insertion>
        </text:changed-region>
        <text:changed-region xml:id="ct36673648" text:id="ct36673648">
          <text:deletion>
            <office:change-info>
              <dc:creator>Unknown Author</dc:creator>
              <dc:date>2017-07-29T15:35:00</dc:date>
            </office:change-info>
            <text:p text:style-name="P1">mathematical properties</text:p>
          </text:deletion>
        </text:changed-region>
        <text:changed-region xml:id="ct26263824" text:id="ct26263824">
          <text:insertion>
            <office:change-info>
              <dc:creator>Unknown Author</dc:creator>
              <dc:date>2017-07-29T15:35:00</dc:date>
            </office:change-info>
          </text:insertion>
        </text:changed-region>
        <text:changed-region xml:id="ct51915520" text:id="ct51915520">
          <text:insertion>
            <office:change-info>
              <dc:creator>Unknown Author</dc:creator>
              <dc:date>2017-07-29T15:36:00</dc:date>
            </office:change-info>
          </text:insertion>
        </text:changed-region>
        <text:changed-region xml:id="ct53252512" text:id="ct53252512">
          <text:deletion>
            <office:change-info>
              <dc:creator>Unknown Author</dc:creator>
              <dc:date>2017-07-29T15:36:00</dc:date>
            </office:change-info>
            <text:p text:style-name="P1">would</text:p>
          </text:deletion>
        </text:changed-region>
        <text:changed-region xml:id="ct51048704" text:id="ct51048704">
          <text:insertion>
            <office:change-info>
              <dc:creator>Unknown Author</dc:creator>
              <dc:date>2017-07-29T15:36:00</dc:date>
            </office:change-info>
          </text:insertion>
        </text:changed-region>
        <text:changed-region xml:id="ct54756736" text:id="ct54756736">
          <text:insertion>
            <office:change-info>
              <dc:creator>Unknown Author</dc:creator>
              <dc:date>2017-07-29T15:36:00</dc:date>
            </office:change-info>
          </text:insertion>
        </text:changed-region>
        <text:changed-region xml:id="ct53932144" text:id="ct53932144">
          <text:insertion>
            <office:change-info>
              <dc:creator>Unknown Author</dc:creator>
              <dc:date>2017-07-29T15:37:00</dc:date>
            </office:change-info>
          </text:insertion>
        </text:changed-region>
        <text:changed-region xml:id="ct38254320" text:id="ct38254320">
          <text:deletion>
            <office:change-info>
              <dc:creator>Unknown Author</dc:creator>
              <dc:date>2017-07-29T15:37:00</dc:date>
            </office:change-info>
            <text:p text:style-name="P1">obtained by eqn </text:p>
          </text:deletion>
        </text:changed-region>
        <text:changed-region xml:id="ct36466528" text:id="ct36466528">
          <text:deletion>
            <office:change-info>
              <dc:creator>Unknown Author</dc:creator>
              <dc:date>2017-07-29T15:59:00</dc:date>
            </office:change-info>
            <text:p text:style-name="P1">It is true, we give much space to the </text:p>
          </text:deletion>
        </text:changed-region>
        <text:changed-region xml:id="ct53791968" text:id="ct53791968">
          <text:deletion>
            <office:change-info>
              <dc:creator>Unknown Author</dc:creator>
              <dc:date>2017-07-29T15:38:00</dc:date>
            </office:change-info>
            <text:p text:style-name="P1">old</text:p>
          </text:deletion>
        </text:changed-region>
        <text:changed-region xml:id="ct51027392" text:id="ct51027392">
          <text:deletion>
            <office:change-info>
              <dc:creator>Unknown Author</dc:creator>
              <dc:date>2017-07-29T15:59:00</dc:date>
            </office:change-info>
            <text:p text:style-name="P1"><text:s/>formulae of sampling without replacement. This was on purpose, see lines 42-45: "The relations we present are well-known </text:p>
          </text:deletion>
        </text:changed-region>
        <text:changed-region xml:id="ct38255936" text:id="ct38255936">
          <text:deletion>
            <office:change-info>
              <dc:creator>Unknown Author</dc:creator>
              <dc:date>2017-07-29T15:38:00</dc:date>
            </office:change-info>
            <text:p text:style-name="P1">in survey sampling and in the pedagogic problem of drawing from an urn without replacement</text:p>
          </text:deletion>
        </text:changed-region>
        <text:changed-region xml:id="ct54240848" text:id="ct54240848">
          <text:deletion>
            <office:change-info>
              <dc:creator>Unknown Author</dc:creator>
              <dc:date>2017-07-29T15:59:00</dc:date>
            </office:change-info>
            <text:p text:style-name="P1">, yet they are somewhat hard to find explicitly written in the neuroscientific literature, so they may be of interest on their own". We should have stressed more that our manuscript wanted to "advertize" the importance of these formulae, not much used in neuroscience but very central to it.</text:p>
          </text:deletion>
        </text:changed-region>
        <text:changed-region xml:id="ct53252832" text:id="ct53252832">
          <text:insertion>
            <office:change-info>
              <dc:creator>Unknown Author</dc:creator>
              <dc:date>2017-07-29T15:38:00</dc:date>
            </office:change-info>
          </text:insertion>
        </text:changed-region>
        <text:changed-region xml:id="ct51110272" text:id="ct51110272">
          <text:insertion>
            <office:change-info>
              <dc:creator>Unknown Author</dc:creator>
              <dc:date>2017-07-29T16:00:00</dc:date>
            </office:change-info>
          </text:insertion>
        </text:changed-region>
        <text:changed-region xml:id="ct37964288" text:id="ct37964288">
          <text:insertion>
            <office:change-info>
              <dc:creator>Unknown Author</dc:creator>
              <dc:date>2017-07-29T15:42:00</dc:date>
            </office:change-info>
          </text:insertion>
        </text:changed-region>
        <text:changed-region xml:id="ct21670784" text:id="ct21670784">
          <text:insertion>
            <office:change-info>
              <dc:creator>Unknown Author</dc:creator>
              <dc:date>2017-07-29T15:44:00</dc:date>
            </office:change-info>
          </text:insertion>
        </text:changed-region>
        <text:changed-region xml:id="ct52264432" text:id="ct52264432">
          <text:insertion>
            <office:change-info>
              <dc:creator>Unknown Author</dc:creator>
              <dc:date>2017-07-29T15:45:00</dc:date>
            </office:change-info>
          </text:insertion>
        </text:changed-region>
        <text:changed-region xml:id="ct54443552" text:id="ct54443552">
          <text:insertion>
            <office:change-info>
              <dc:creator>Unknown Author</dc:creator>
              <dc:date>2017-07-29T15:46:00</dc:date>
            </office:change-info>
          </text:insertion>
        </text:changed-region>
        <text:changed-region xml:id="ct54544752" text:id="ct54544752">
          <text:insertion>
            <office:change-info>
              <dc:creator>Unknown Author</dc:creator>
              <dc:date>2017-07-29T15:47:00</dc:date>
            </office:change-info>
          </text:insertion>
        </text:changed-region>
        <text:changed-region xml:id="ct54980560" text:id="ct54980560">
          <text:insertion>
            <office:change-info>
              <dc:creator>Unknown Author</dc:creator>
              <dc:date>2017-07-29T15:48:00</dc:date>
            </office:change-info>
          </text:insertion>
        </text:changed-region>
        <text:changed-region xml:id="ct54625968" text:id="ct54625968">
          <text:format-change>
            <office:change-info>
              <dc:creator>Unknown Author</dc:creator>
              <dc:date>2017-07-29T15:57:00</dc:date>
            </office:change-info>
          </text:format-change>
        </text:changed-region>
        <text:changed-region xml:id="ct51191888" text:id="ct51191888">
          <text:insertion>
            <office:change-info>
              <dc:creator>Unknown Author</dc:creator>
              <dc:date>2017-07-29T15:49:00</dc:date>
            </office:change-info>
          </text:insertion>
        </text:changed-region>
        <text:changed-region xml:id="ct52621600" text:id="ct52621600">
          <text:insertion>
            <office:change-info>
              <dc:creator>Unknown Author</dc:creator>
              <dc:date>2017-07-29T15:49:00</dc:date>
            </office:change-info>
          </text:insertion>
        </text:changed-region>
        <text:changed-region xml:id="ct54678464" text:id="ct54678464">
          <text:insertion>
            <office:change-info>
              <dc:creator>Unknown Author</dc:creator>
              <dc:date>2017-07-29T15:49:00</dc:date>
            </office:change-info>
          </text:insertion>
        </text:changed-region>
        <text:changed-region xml:id="ct53563136" text:id="ct53563136">
          <text:insertion>
            <office:change-info>
              <dc:creator>Unknown Author</dc:creator>
              <dc:date>2017-07-29T15:50:00</dc:date>
            </office:change-info>
          </text:insertion>
        </text:changed-region>
        <text:changed-region xml:id="ct21379216" text:id="ct21379216">
          <text:insertion>
            <office:change-info>
              <dc:creator>Unknown Author</dc:creator>
              <dc:date>2017-07-29T15:50:00</dc:date>
            </office:change-info>
          </text:insertion>
        </text:changed-region>
        <text:changed-region xml:id="ct54964112" text:id="ct54964112">
          <text:insertion>
            <office:change-info>
              <dc:creator>Unknown Author</dc:creator>
              <dc:date>2017-07-29T15:50:00</dc:date>
            </office:change-info>
          </text:insertion>
        </text:changed-region>
        <text:changed-region xml:id="ct54346112" text:id="ct54346112">
          <text:deletion>
            <office:change-info>
              <dc:creator>Unknown Author</dc:creator>
              <dc:date>2017-07-29T15:51:00</dc:date>
            </office:change-info>
            <text:p text:style-name="P1">; the manuscript could become confusing</text:p>
          </text:deletion>
        </text:changed-region>
        <text:changed-region xml:id="ct52255216" text:id="ct52255216">
          <text:insertion>
            <office:change-info>
              <dc:creator>Unknown Author</dc:creator>
              <dc:date>2017-07-29T15:51:00</dc:date>
            </office:change-info>
          </text:insertion>
        </text:changed-region>
        <text:changed-region xml:id="ct54963552" text:id="ct54963552">
          <text:deletion>
            <office:change-info>
              <dc:creator>Unknown Author</dc:creator>
              <dc:date>2017-07-29T15:51:00</dc:date>
            </office:change-info>
            <text:p text:style-name="P1">appreciative</text:p>
          </text:deletion>
        </text:changed-region>
        <text:changed-region xml:id="ct50988512" text:id="ct50988512">
          <text:insertion>
            <office:change-info>
              <dc:creator>Unknown Author</dc:creator>
              <dc:date>2017-07-29T15:51:00</dc:date>
            </office:change-info>
          </text:insertion>
        </text:changed-region>
        <text:changed-region xml:id="ct51205904" text:id="ct51205904">
          <text:insertion>
            <office:change-info>
              <dc:creator>Unknown Author</dc:creator>
              <dc:date>2017-07-29T15:52:00</dc:date>
            </office:change-info>
          </text:insertion>
        </text:changed-region>
        <text:changed-region xml:id="ct53234464" text:id="ct53234464">
          <text:insertion>
            <office:change-info>
              <dc:creator>Unknown Author</dc:creator>
              <dc:date>2017-07-29T15:52:00</dc:date>
            </office:change-info>
          </text:insertion>
        </text:changed-region>
        <text:changed-region xml:id="ct54229344" text:id="ct54229344">
          <text:deletion>
            <office:change-info>
              <dc:creator>Unknown Author</dc:creator>
              <dc:date>2017-07-29T15:53:00</dc:date>
            </office:change-info>
            <text:p text:style-name="P1">could not give more details</text:p>
          </text:deletion>
        </text:changed-region>
        <text:changed-region xml:id="ct38242464" text:id="ct38242464">
          <text:insertion>
            <office:change-info>
              <dc:creator>Unknown Author</dc:creator>
              <dc:date>2017-07-29T15:53:00</dc:date>
            </office:change-info>
          </text:insertion>
        </text:changed-region>
        <text:changed-region xml:id="ct53684192" text:id="ct53684192">
          <text:insertion>
            <office:change-info>
              <dc:creator>Unknown Author</dc:creator>
              <dc:date>2017-07-29T15:54:00</dc:date>
            </office:change-info>
          </text:insertion>
        </text:changed-region>
        <text:changed-region xml:id="ct54434976" text:id="ct54434976">
          <text:deletion>
            <office:change-info>
              <dc:creator>Unknown Author</dc:creator>
              <dc:date>2017-07-29T15:54:00</dc:date>
            </office:change-info>
            <text:p text:style-name="P1"><text:s/>and made comparison with recorded frequency distributions in the reviewed version.ÿ</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uthor(s) thank the three reviewers for their feedback. Here are our replies point-by-point.</text:p>
      <text:p text:style-name="P1"/>
      <text:p text:style-name="P1"/>
      <text:p text:style-name="P1">Reviewer 1 ("Assigned_Reviewer_1")</text:p>
      <text:p text:style-name="P1"/>
      <text:p text:style-name="P1">1. We agree that the introduction part did not give enough neuroscientific introductory context and literature. The maximum-entropy method at the "sample level" has actually been repeatedly used and <text:change text:change-id="ct50058144"/><text:change-start text:change-id="ct36340944"/>discussed<text:change-end text:change-id="ct36340944"/> in computational neuroscience since the work of Bohte et al (2000)<text:change text:change-id="ct50971728"/>. A more complete bibliography is given at the end of this response and <text:change text:change-id="ct50986864"/><text:change-start text:change-id="ct50978288"/>will be added to the manuscript<text:change-end text:change-id="ct50978288"/>. The method is also used by non-experts, <text:change text:change-id="ct21489504"/><text:change-start text:change-id="ct36485632"/>motivating <text:change-end text:change-id="ct36485632"/><text:change-start text:change-id="ct36025376"/>the need<text:change-end text:change-id="ct36025376"/> to clarify <text:change-start text:change-id="ct50964272"/>for them <text:change-end text:change-id="ct50964272"/>some <text:change-start text:change-id="ct36676656"/>implicit <text:change-end text:change-id="ct36676656"/>assumptions<text:change text:change-id="ct36420640"/><text:change text:change-id="ct38203920"/><text:change-start text:change-id="ct38057936"/> they lar<text:span text:style-name="T20">ge</text:span>ly seem to be unaware of<text:change-end text:change-id="ct38057936"/>.</text:p>
      <text:p text:style-name="P1"/>
      <text:p text:style-name="P1"/>
      <text:p text:style-name="P1">2. The reviewer is again right. Our discussion starts from the <text:change text:change-id="ct50976784"/><text:change-start text:change-id="ct53258656"/><text:span text:style-name="T2">observation</text:span><text:change-end text:change-id="ct53258656"/> that most <text:change text:change-id="ct53318576"/><text:change-start text:change-id="ct53556448"/><text:span text:style-name="T2">authors</text:span><text:change-end text:change-id="ct53556448"/> <text:change text:change-id="ct53493328"/>generalize<text:change-start text:change-id="ct53012768"/> <text:span text:style-name="T2">conclusions drawn by maximum entropy </text:span><text:change-end text:change-id="ct53012768"/><text:change text:change-id="ct53941632"/><text:change text:change-id="ct51104976"/><text:change-start text:change-id="ct50057408"/><text:span text:style-name="T2">on</text:span><text:change-end text:change-id="ct50057408"/> sample of recorded neurons, <text:change text:change-id="ct54198736"/><text:change text:change-id="ct36144048"/><text:s/>to whole areas the neurons are recorded from, eg retina or motor cortex. <text:change text:change-id="ct21551696"/><text:s/><text:change text:change-id="ct38012400"/><text:change-start text:change-id="ct50980512"/><text:span text:style-name="T2">The</text:span><text:change-end text:change-id="ct50980512"/> purpose <text:change-start text:change-id="ct38268992"/><text:span text:style-name="T2">of our contribution </text:span><text:change-end text:change-id="ct38268992"/>is to <text:change text:change-id="ct52736000"/><text:change-start text:change-id="ct51653952"/><text:span text:style-name="T2">launch a warning</text:span><text:change-end text:change-id="ct51653952"/><text:change text:change-id="ct51093552"/><text:change text:change-id="ct36601872"/>: the typical sample-level <text:change-start text:change-id="ct21574432"/><text:span text:style-name="T2">approach</text:span><text:change-end text:change-id="ct21574432"/><text:change-start text:change-id="ct54088416"/><text:span text:style-name="T2"> (Eq. 17) </text:span><text:change-end text:change-id="ct54088416"/><text:change text:change-id="ct37990512"/><text:s/>is <text:change text:change-id="ct51134384"/><text:change-start text:change-id="ct51009968"/><text:span text:style-name="T2">incompatible</text:span><text:change-end text:change-id="ct51009968"/> with this generalization. We <text:change text:change-id="ct37666656"/><text:change-start text:change-id="ct54091760"/><text:span text:style-name="T2">also</text:span><text:change-end text:change-id="ct54091760"/> propos<text:change-start text:change-id="ct53991696"/><text:span text:style-name="T2">e</text:span><text:change-end text:change-id="ct53991696"/><text:change text:change-id="ct21364240"/> a <text:change-start text:change-id="ct51207616"/><text:span text:style-name="T2">simple and </text:span><text:change-end text:change-id="ct51207616"/>more consistent <text:change text:change-id="ct37666176"/><text:change-start text:change-id="ct54145744"/><text:span text:style-name="T2">alternative (Eq. 15)</text:span><text:change-end text:change-id="ct54145744"/>.</text:p>
      <text:p text:style-name="P1"/>
      <text:p text:style-name="P1">The case of absolute ignorance (I'') is not used in the rest of the manuscript and was confusing; we would omit it in a revised version.</text:p>
      <text:p text:style-name="P1"/>
      <text:p text:style-name="P1">We invite the reviewer to read also our responses 1 &amp; 2 to the second reviewer.</text:p>
      <text:p text:style-name="P1"/>
      <text:p text:style-name="P1"/>
      <text:p text:style-name="P1">3. We again agree: our principal equations are:</text:p>
      <text:p text:style-name="P1"/>
      <text:p text:style-name="P1">(15) to be used when a larger population is assumed and its size roughly known;</text:p>
      <text:p text:style-name="P1"/>
      <text:p text:style-name="P1">(17) *the equation used in the literature*, to be used when no larger population is assumed<text:change-start text:change-id="ct51091440"/> <text:span text:style-name="T3">(practically, </text:span><text:change-end text:change-id="ct51091440"/><text:change-start text:change-id="ct38245232"/><text:span text:style-name="T3">never the case)</text:span><text:change-end text:change-id="ct38245232"/>;</text:p>
      <text:p text:style-name="P1"/>
      <text:p text:style-name="P1">(19) to be used when the the size of the larger population is <text:change text:change-id="ct26323584"/><text:change-start text:change-id="ct36052032"/><text:span text:style-name="T4">uncertain</text:span><text:change-end text:change-id="ct36052032"/><text:change-start text:change-id="ct26172608"/>, <text:span text:style-name="T4">but can be assigned a probability distribution</text:span><text:change-end text:change-id="ct26172608"/>.</text:p>
      <text:p text:style-name="P1"/>
      <text:p text:style-name="P1">Equations (15) and (19) are novel to our knowledge. Unfortunately we failed to emphasize <text:change-start text:change-id="ct44995872"/><text:span text:style-name="T6">the role of </text:span><text:change-end text:change-id="ct44995872"/>these three equations and give clear guidance to their use. We <text:change text:change-id="ct35905856"/><text:change-start text:change-id="ct38274096"/><text:span text:style-name="T5">are happy to</text:span><text:change-end text:change-id="ct38274096"/> amend this in a revised version.</text:p>
      <text:p text:style-name="P1"/>
      <text:p text:style-name="P1"/>
      <text:p text:style-name="P1">4. The captions should indeed give a clearer explanation of the figures. We would amend this in a revised version.</text:p>
      <text:p text:style-name="P1"/>
      <text:p text:style-name="P1"/>
      <text:p text:style-name="P1"/>
      <text:p text:style-name="P1">Reviewer 2 ("Assigned_Reviewer_2")</text:p>
      <text:p text:style-name="P1"/>
      <text:p text:style-name="P1"><text:soft-page-break/>1. We agree with the reviewer, we did not give enough context and literature. Our starting point is indeed that</text:p>
      <text:p text:style-name="P1"/>
      <text:p text:style-name="P1">- the *sample-level* maximum-entropy method is increasingly being used in the neuroscientific literature (references below<text:change-start text:change-id="ct53992976"/>, <text:span text:style-name="T7">to be added to the manuscript</text:span><text:change-end text:change-id="ct53992976"/>);</text:p>
      <text:p text:style-name="P1"><text:s text:c="2"/></text:p>
      <text:p text:style-name="P1">- this literature often generalizes results obtained by this method from a recorded sample to a whole area<text:change-start text:change-id="ct37913648"/>, <text:span text:style-name="T8">or even to draw general principles on the role of correlations in the cortex</text:span><text:change-end text:change-id="ct37913648"/>;</text:p>
      <text:p text:style-name="P1"><text:s text:c="2"/></text:p>
      <text:p text:style-name="P1">- worries have already been expressed <text:change-start text:change-id="ct21557712"/><text:span text:style-name="T9">and mathematically formulated</text:span><text:change-end text:change-id="ct21557712"/><text:change-start text:change-id="ct54121472"/><text:span text:style-name="T9"> </text:span><text:change-end text:change-id="ct54121472"/>(eg Ganmor et al 2011, Roudi et al PlosCB 2009) about the sample-size dependence of maximum-entropy results.</text:p>
      <text:p text:style-name="P1"/>
      <text:p text:style-name="P1">Our manuscript <text:change text:change-id="ct53417936"/><text:change-start text:change-id="ct37994784"/><text:span text:style-name="T10">explains and re-interprets these worries</text:span><text:change-end text:change-id="ct37994784"/> <text:change-start text:change-id="ct44978528"/><text:span text:style-name="T10">starting </text:span><text:change-end text:change-id="ct44978528"/>from simple probabili<text:change-start text:change-id="ct53942816"/><text:span text:style-name="T10">stic</text:span><text:change-end text:change-id="ct53942816"/><text:change text:change-id="ct44785264"/> considerations<text:change text:change-id="ct50985440"/><text:change-start text:change-id="ct44868432"/><text:span text:style-name="T10">and provides</text:span><text:change-end text:change-id="ct44868432"/> alternative formulae <text:change text:change-id="ct52062496"/><text:change-start text:change-id="ct36605840"/><text:span text:style-name="T10">to</text:span><text:change-end text:change-id="ct36605840"/> be used: eq<text:change-start text:change-id="ct53249840"/>.<text:change-end text:change-id="ct53249840"/><text:change text:change-id="ct53529088"/> (15)<text:change-start text:change-id="ct36072736"/> <text:span text:style-name="T10">when the size N of the full population is known</text:span><text:change-end text:change-id="ct36072736"/>, <text:change-start text:change-id="ct53789920"/><text:span text:style-name="T10">Eq. </text:span><text:change-end text:change-id="ct53789920"/>(19)<text:change-start text:change-id="ct21693728"/> <text:span text:style-name="T10">when it is uncertain</text:span><text:change-end text:change-id="ct21693728"/>.</text:p>
      <text:p text:style-name="P1"/>
      <text:p text:style-name="P1"/>
      <text:p text:style-name="P1">2. <text:change text:change-id="ct51020416"/><text:change-start text:change-id="ct38022016"/><text:span text:style-name="T11">W</text:span><text:change-end text:change-id="ct38022016"/>e should have <text:change-start text:change-id="ct21354128"/><text:span text:style-name="T11">indeed </text:span><text:change-end text:change-id="ct21354128"/>mentioned and referenced <text:change-start text:change-id="ct54135728"/><text:span text:style-name="T11">to </text:span><text:change-end text:change-id="ct54135728"/>an important fact: the sample approach is routinely used in the literature. <text:change text:change-id="ct51875984"/><text:change-start text:change-id="ct51018352"/><text:span text:style-name="T13">It</text:span><text:change-end text:change-id="ct51018352"/> <text:change-start text:change-id="ct54014272"/><text:span text:style-name="T12">does</text:span><text:change-end text:change-id="ct54014272"/><text:change text:change-id="ct50985184"/> not <text:change-start text:change-id="ct51190192"/><text:span text:style-name="T13">provide </text:span><text:change-end text:change-id="ct51190192"/>an <text:change-start text:change-id="ct51183232"/><text:span text:style-name="T12">exact solution</text:span><text:change-end text:change-id="ct51183232"/><text:change text:change-id="ct51132544"/> if <text:change text:change-id="ct36601520"/><text:change-start text:change-id="ct51573920"/>the<text:span text:style-name="T12"> observed samples is embedded</text:span><text:change-end text:change-id="ct51573920"/><text:change-start text:change-id="ct36050944"/><text:span text:style-name="T12"> into</text:span><text:change-end text:change-id="ct36050944"/> a larger population. Our manuscript <text:change text:change-id="ct21679616"/>explain<text:change-start text:change-id="ct36169216"/><text:span text:style-name="T13">s</text:span><text:change-end text:change-id="ct36169216"/> why<text:change text:change-id="ct50992272"/>, and propose<text:change-start text:change-id="ct54755328"/><text:span text:style-name="T13">s</text:span><text:change-end text:change-id="ct54755328"/> <text:change text:change-id="ct36606208"/><text:change-start text:change-id="ct38004400"/><text:span text:style-name="T13">two</text:span><text:change-end text:change-id="ct38004400"/> <text:change text:change-id="ct52385408"/><text:change-start text:change-id="ct53817248"/><text:span text:style-name="T13">amendments</text:span><text:change-end text:change-id="ct53817248"/> (eqns 15, 19).<text:change-start text:change-id="ct21379936"/> <text:span text:style-name="T14">We will better emphasize this line of argument in the revised manuscript.</text:span><text:change-end text:change-id="ct21379936"/></text:p>
      <text:p text:style-name="P1"/>
      <text:p text:style-name="P1">The phrase "left for future work" was unfortunate. Eq<text:change-start text:change-id="ct53793424"/>.<text:change-end text:change-id="ct53793424"/><text:change text:change-id="ct38262240"/> (19)<text:change text:change-id="ct54540144"/> for <text:change text:change-id="ct21547776"/><text:change-start text:change-id="ct51027168"/><text:span text:style-name="T15">uncertain</text:span><text:change-end text:change-id="ct51027168"/> population size<text:change text:change-id="ct26050000"/><text:change text:change-id="ct53798480"/><text:change-start text:change-id="ct36050128"/><text:span text:style-name="T15">is actually an end result, ready to</text:span><text:change-end text:change-id="ct36050128"/> use<text:change text:change-id="ct52236432"/> and numerically <text:change-start text:change-id="ct53956864"/><text:span text:style-name="T15">unproblematic </text:span><text:change-end text:change-id="ct53956864"/><text:change-start text:change-id="ct35694368"/><text:span text:style-name="T15">to </text:span><text:change-end text:change-id="ct35694368"/>compute<text:change text:change-id="ct53245568"/>. <text:change-start text:change-id="ct51226208"/><text:span text:style-name="T15">What we </text:span><text:change-end text:change-id="ct51226208"/><text:change text:change-id="ct51070640"/><text:change-start text:change-id="ct36082016"/><text:span text:style-name="T15">l</text:span><text:change-end text:change-id="ct36082016"/>eft for future work <text:change-start text:change-id="ct38019232"/><text:span text:style-name="T15">was </text:span><text:change-end text:change-id="ct38019232"/><text:change text:change-id="ct51057696"/>the <text:change text:change-id="ct37965536"/><text:change-start text:change-id="ct53892144"/><text:span text:style-name="T15">quantification</text:span><text:change-end text:change-id="ct53892144"/> of its <text:change text:change-id="ct36673648"/><text:change-start text:change-id="ct26263824"/><text:span text:style-name="T15">actu</text:span><text:change-end text:change-id="ct26263824"/><text:change-start text:change-id="ct51915520"/><text:span text:style-name="T15">al difference from the distributions (15) and (17)</text:span><text:change-end text:change-id="ct51915520"/>. In a revised version of the paper we <text:change text:change-id="ct53252512"/><text:change-start text:change-id="ct51048704"/><text:span text:style-name="T15">plan to</text:span><text:change-end text:change-id="ct51048704"/> add to each <text:change-start text:change-id="ct54756736"/><text:span text:style-name="T15">existing </text:span><text:change-end text:change-id="ct54756736"/>figure also <text:change-start text:change-id="ct53932144"/><text:span text:style-name="T15">an example of </text:span><text:change-end text:change-id="ct53932144"/>the distribution <text:change text:change-id="ct38254320"/>(19).</text:p>
      <text:p text:style-name="P1"/>
      <text:p text:style-name="P1">We invite the reviewer to read also our responses 1 &amp; 2 to the first reviewer.</text:p>
      <text:p text:style-name="P1"/>
      <text:p text:style-name="P1"/>
      <text:p text:style-name="P1">3. <text:change text:change-id="ct36466528"/><text:change text:change-id="ct53791968"/><text:change text:change-id="ct51027392"/><text:change text:change-id="ct38255936"/><text:change text:change-id="ct54240848"/><text:change-start text:change-id="ct53252832"/></text:p>
      <text:p text:style-name="P3"><text:change-end text:change-id="ct53252832"/><text:change-start text:change-id="ct51110272"/><office:annotation><dc:creator>Unknown Author</dc:creator><dc:date>2017-07-29T16:00:58.388851048</dc:date><text:p text:style-name="P5"><text:span text:style-name="T22">ET: Actually I think the quoted sentence was unfortunate. We haven’t clearly distinguished in our manuscript the known part, i.e. Eq. (17), from the new results Eq. (15) and (19). At least I am not aware on MaxEnt being used or ever being proposed in the form (15). So it’s new, and the fact that it is simple combinatorics does not change this fact. I would carefully rephrase the manuscript accordingly and tell the reviewer:</text:span></text:p></office:annotation><text:change-end text:change-id="ct51110272"/><text:change-start text:change-id="ct37964288"/>While large space was dedicated to deriving the known result Eq. (17), we d<text:change-end text:change-id="ct37964288"/><text:change-start text:change-id="ct21670784"/>id also deliver novel and important extensions to it, Eqs (15) and (19). <text:change-end text:change-id="ct21670784"/><text:change-start text:change-id="ct52264432"/>We realize <text:span text:style-name="T21">now </text:span>that the failed in clearly separating these, and in highlighting the importance and role of the latter. Probably our statement <text:change-end text:change-id="ct52264432"/><text:change-start text:change-id="ct54443552"/><text:span text:style-name="T1">"The relations we present are well-known </text:span>[...]<text:span text:style-name="T1">, yet they are somewhat hard to find explicitly written in the neuroscientific literature...”</text:span><text:change-end text:change-id="ct54443552"/><text:change-start text:change-id="ct54544752"/><text:span text:style-name="T1"> </text:span>was shadowing these achievements.<text:change-end text:change-id="ct54544752"/><text:change-start text:change-id="ct54980560"/> We will reformulate accordingly <text:span text:style-name="T17">(see also our responses to your previous two questions).</text:span><text:change-end text:change-id="ct54980560"/><text:change-start text:change-id="ct54625968"/></text:p>
      <text:p text:style-name="P4"><text:change-end text:change-id="ct54625968"/></text:p>
      <text:p text:style-name="P1"/>
      <text:p text:style-name="P1">4. Equation (12) and its discussion (lines 113-129) are <text:change-start text:change-id="ct51191888"/><text:span text:style-name="T18">an excursion </text:span><text:change-end text:change-id="ct51191888"/>irrelevant to the rest of the paper, to the discussion of maximum-entropy and to the main equations<text:change-start text:change-id="ct52621600"/> <text:span text:style-name="T18">we derive</text:span><text:change-end text:change-id="ct52621600"/>. We would eliminate this whole passage in a revised version<text:change-start text:change-id="ct54678464"/>, <text:span text:style-name="T18">in favor fo</text:span><text:change-end text:change-id="ct54678464"/><text:change-start text:change-id="ct53563136"/><text:span text:style-name="T18">r a better explanation of existing results</text:span><text:change-end text:change-id="ct53563136"/>.</text:p>
      <text:p text:style-name="P1"><text:soft-page-break/></text:p>
      <text:p text:style-name="P1"/>
      <text:p text:style-name="P1">5. We would have <text:change-start text:change-id="ct21379216"/><text:span text:style-name="T18">also </text:span><text:change-end text:change-id="ct21379216"/>liked to present a Bayesian analysis of the problem, but the page limit <text:change-start text:change-id="ct54964112"/><text:span text:style-name="T18">of the NIPS format </text:span><text:change-end text:change-id="ct54964112"/>prevented this<text:change text:change-id="ct54346112"/>. In a revised version we would add a measure of discrepancy, eg Kullback-Leibler divergence, between the "sample" and "population" approach<text:change-start text:change-id="ct52255216"/><text:span text:style-name="T18">es to quantify the difference between Eqs. (15), (17) and (19)</text:span><text:change-end text:change-id="ct52255216"/>.</text:p>
      <text:p text:style-name="P1"/>
      <text:p text:style-name="P1"/>
      <text:p text:style-name="P1">Reviewer 3 ("Assigned_Reviewer_5")</text:p>
      <text:p text:style-name="P1"/>
      <text:p text:style-name="P1">We cordially thank the reviewer for the <text:change text:change-id="ct54963552"/><text:change-start text:change-id="ct50988512"/><text:span text:style-name="T19">su</text:span><text:change-end text:change-id="ct50988512"/><text:change-start text:change-id="ct51205904"/><text:span text:style-name="T19">pportive</text:span><text:change-end text:change-id="ct51205904"/> words. We would modify the manuscript to address the concerns of the other reviewers but leaving the theoretical points. We want to add that our figures do use actual recorded neural activity data<text:change-start text:change-id="ct53234464"/> <text:span text:style-name="T19">from a previous manuscripts of ours</text:span><text:change-end text:change-id="ct53234464"/>, but because of the double-blind review procedure we <text:change text:change-id="ct54229344"/><text:change-start text:change-id="ct38242464"/><text:span text:style-name="T19">omitted this information</text:span><text:change-end text:change-id="ct38242464"/><text:change-start text:change-id="ct53684192"/><text:span text:style-name="T19">, which we plan to add back in the revised version.</text:span><text:change-end text:change-id="ct53684192"/><text:change text:change-id="ct54434976"/></text:p>
      <text:p text:style-name="P1"/>
      <text:p text:style-name="P1"/>
      <text:p text:style-name="P1"/>
      <text:p text:style-name="P1">Sample references of maximum-entropy use in neuroscientific literature:</text:p>
      <text:p text:style-name="P1">Martignon &amp; al, Biol Cybern (1995)</text:p>
      <text:p text:style-name="P1">Bohte &amp; al, Neural Comp (2000)</text:p>
      <text:p text:style-name="P1">Schneidman &amp; al, <text:s/>Nature (2006)</text:p>
      <text:p text:style-name="P1">Shlens &amp; al, <text:s/>J Neurosci (2006)</text:p>
      <text:p text:style-name="P1">Tkačik &amp; al, arXiv:q-bio/0611072 (2006)</text:p>
      <text:p text:style-name="P1">Macke &amp; al, Neural Comp (2009)</text:p>
      <text:p text:style-name="P1">Roudi &amp; al, PLoS CB (2009)</text:p>
      <text:p text:style-name="P1">Roudi &amp; al, Front Comp Neurosci (2009)</text:p>
      <text:p text:style-name="P1">Roudi &amp; al, Phys Rev E (2009)</text:p>
      <text:p text:style-name="P1">Tkačik &amp; al, arXiv:09125409 (2009)</text:p>
      <text:p text:style-name="P1">Macke &amp; al, Tech Rep (2009)</text:p>
      <text:p text:style-name="P1">Gerwinn &amp; al, Front Comput Neurosci (2010)</text:p>
      <text:p text:style-name="P1">Barreiro &amp; al, arXiv:10112797 (2010)</text:p>
      <text:p text:style-name="P1">Macke &amp; al, NIPS (2011)</text:p>
      <text:p text:style-name="P1">Macke &amp; al, Phys Rev Lett (2011)</text:p>
      <text:p text:style-name="P1">Ganmor &amp; al, Proc Natl Acad Sci (2011)</text:p>
      <text:p text:style-name="P1">Granot-Atedgi &amp; al, PLoS CB (2013)</text:p>
      <text:p text:style-name="P1">Macke &amp; al, Entropy (2013)</text:p>
      <text:p text:style-name="P1">Tkačik &amp; al, Proc Natl Acad Sci (2014)</text:p>
      <text:p text:style-name="P1">Mora &amp; al, Phys Rev Lett (2015)</text:p>
      <text:p text:style-name="P1">Shimazaki &amp; al, <text:s/>Sci Rep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9T14:58:49.810901994</meta:creation-date>
    <dc:date>2017-07-29T16:02:48.545209631</dc:date>
    <meta:editing-duration>PT42M56S</meta:editing-duration>
    <meta:editing-cycles>25</meta:editing-cycles>
    <meta:generator>LibreOffice/5.1.6.2$Linux_X86_64 LibreOffice_project/10m0$Build-2</meta:generator>
    <meta:document-statistic meta:table-count="0" meta:image-count="0" meta:object-count="0" meta:page-count="3" meta:paragraph-count="51" meta:word-count="1015" meta:character-count="6144" meta:non-whitespace-character-count="5167"/>
  </office:meta>
</office:document-meta>
</file>